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color="#000000" style:font-name="Arial" fo:font-size="8pt" fo:language="en" fo:country="US" style:font-name-asian="Monaco" style:font-size-asian="8pt" style:language-asian="en" style:country-asian="US" style:font-name-complex="Monaco" style:font-size-complex="8pt" style:language-complex="en" style:country-complex="US"/>
    </style:style>
    <style:style style:name="ce8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8pt" style:language-asian="en" style:country-asian="US" style:font-style-asian="normal" style:font-weight-asian="normal" style:font-name-complex="Monaco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Arial" fo:font-size="8pt" style:font-size-asian="8pt" style:font-size-complex="8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1pt" fo:font-weight="bold" style:font-size-asian="11pt" style:font-size-complex="11pt" style:font-weight-asian="bold" style:font-weight-complex="bold"/>
    </style:style>
    <style:style style:name="T2" style:family="text">
      <style:text-properties fo:font-size="11pt" style:font-size-asian="11pt" style:font-size-complex="11pt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table table:name="AllRascalTests, interp 1 x compiled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5"/>
        <table:table-row table:style-name="ro1">
          <table:table-cell table:style-name="ce1" office:value-type="string" calcext:value-type="string">
            <text:p>TESTS RUN AT $2016-01-16T16:02:30.877+00:00$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Location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ps: 7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ccumulating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lias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: 9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mprehension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2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ataTypeTests: 7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tatementTests: 10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StringTests: 12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csv::CSVIOTests: 1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5114 tests executed; 9 failed; 0 ignored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basic::IsDefined: Java("CompilerError","In function lang::rascal::tests::basic::IsDefined/isDefinedLoc1()#41 : No enum constant org.rascalmpl.library.experiments.Compiler.RVM.Interpreter.RascalPrimitive.is_defined_loc_field_access_get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yaml::Model: execute: Reading |compressed+home:///bin-tests-intp/lang/yaml/Model.rvm.gz| did not succeed: IO("Expected type[&amp;T], but got type[loc]"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1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3">
          <table:table-cell table:style-name="ce2"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 table:number-rows-repeated="5">
          <table:table-cell table:style-name="ce2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13">
          <table:table-cell table:style-name="ce3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53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2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, Interp  2 x compiled" table:style-name="ta1">
        <office:forms form:automatic-focus="false" form:apply-design-mode="false"/>
        <table:table-column table:style-name="co2" table:number-columns-repeated="1024" table:default-cell-style-name="ce5"/>
        <table:table-row table:style-name="ro1">
          <table:table-cell table:style-name="ce1" office:value-type="string" calcext:value-type="string">
            <text:p>TESTS RUN AT $2016-01-16T15:23:12.24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Boolean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Equality: 6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Function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nteger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O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Relation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ists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Location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ps: 7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atching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Memoizatio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Nodes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Overloading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Relation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ets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olvedIssues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String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Tuples: 3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ccumulating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liasTests: 4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nnotatio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AssignmentTests: 6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BacktrackingTests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: 9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allTestsAux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mprehension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1: 1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2: 5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PatternTests3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ubscriptAndSliceTests: 8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1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2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3: 2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SyntaxTests4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ConcreteTerm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DeclarationTest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ataTypeTests: 7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Declaration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FunctionCompositionTests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InterpolationTests: 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Import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KeywordParameter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rsing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Tests: 34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DescendantTests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atternList3Tests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ProjectionTest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ange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ducer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RegExpTests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1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etMatchTests2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tatementTests: 10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SubscriptTests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TryCatchTests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functionality::VisitTests: 159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Boolean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IntegerTest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RelationTests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istTests: 24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pTests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MathTests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odeTests: 5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NumberTests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RelationTests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etTests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StringTests: 1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Type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ValueIOTests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graphs::GraphTests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DescriptiveTests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analysis::statistics::RangeUtils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csv::CSVIOTests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library::lang::json::JSONIOTests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1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2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3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4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5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6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7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ImportTests8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imports::ModuleInitRang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BSTRACTTYPE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1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A2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1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2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B3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PARSETREE: 1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TYP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ImportBaseExtended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extends::UseExtendBaseExtended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Ackermann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Bubble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basic::Factori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all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loredTre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ountConstruc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Cycle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Derivative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Lift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StringTemplat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Tran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Replacemen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1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2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CountInLine3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common::WordCount::WordCount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Dominator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Abstrac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Automatic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mbined::Manual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No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Exp::Concrete::WithLayout::Eval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Func::Test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lang::Lisra::Test: 2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McCabe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ReachingDef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Slicing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mo::Uninit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Escape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format::Grammar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Lookahead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arserGenerator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Pico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Characters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iteralsTests: 3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LookaheadTests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grammar::tests::RascalGrammar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ConcreteSyntax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ExpressionGrammars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ImplodeTests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KnownIssues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meta::ModuleInfo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PreBootstrap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syntax::tests::SolvedIssues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Kind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AbstractNameTests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ypes::tests::UtilTests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PriorityQueue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til::UUID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icTestingUtilsTests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ccumulating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llStaticIssues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nnotationTCTests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AssignmentTCTests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omprehensionTCTests: 1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Declaration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ataTypeTCTests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DeclarationTCTests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ImportTCTests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atternTCTests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ProjectionTCTests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RegExpTCTests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cope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tatementTCTests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SubscriptTCTests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VisitTCTests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5114 tests executed; 1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basic::IsDefined: "org.rascalmpl.library.experiments.Compiler.RVM.Interpreter.CompilerError"("In function lang::rascal::tests::basic::IsDefined/isDefinedLoc1()#41 : No enum constant org.rascalmpl.library.experiments.Compiler.RVM.Interpreter.RascalPrimitive.is_defined_loc_field_access_ge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home:///bin-tests-comp/lang/yaml/Model.rvm.gz| did not succeed: IO("Expected type[&amp;T], but got type[loc]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ng::rascal::tests::types::CallTCTests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ecuting: 1901882 ms</text:p>
          </table:table-cell>
          <table:table-cell table:number-columns-repeated="1023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32">
          <table:table-cell table:style-name="ce4"/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, Standalone Compiled" table:style-name="ta1">
        <office:forms form:automatic-focus="false" form:apply-design-mode="false"/>
        <table:table-column table:style-name="co2" table:number-columns-repeated="1024" table:default-cell-style-name="ce6"/>
        <table:table-row table:style-name="ro2">
          <table:table-cell office:value-type="string" calcext:value-type="string">
            <text:p><text:span text:style-name="T1">basic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TEST SUMMARY: 597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<text:span text:style-name="T2">functionalityTests</text:span><text:span text:style-name="T3">:</text:span>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(3518,248,&lt;91,0&gt;,&lt;103,6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730,79,&lt;25,0&gt;,&lt;25,79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3.rsc|(525,84,&lt;21,0&gt;,&lt;21,84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(33336,84,&lt;1475,0&gt;,&lt;1475,84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(9328,86,&lt;362,0&gt;,&lt;363,63&gt;): FALSE </text:p>
          </table:table-cell>
          <table:table-cell table:style-name="ce11"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2580 tests executed; 5 failed; 0 ignored</text:p>
          </table:table-cell>
          <table:table-cell table:style-name="ce1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2">
          <table:table-cell office:value-type="string" calcext:value-type="string">
            <text:p><text:span text:style-name="T1">libraryTests</text:span>: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10" office:value-type="string" calcext:value-type="string">
            <text:p>TEST SUMMARY: 1103 tests executed; 0 failed; 0 ignored</text:p>
          </table:table-cell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importTests</text:span>: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ST SUMMARY: 29 tests executed; 0 failed; 0 ignore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>
            <text:p><text:span text:style-name="T2">extendTests</text:span><text:span text:style-name="T3">: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T SUMMARY: 132 tests executed; 0 failed; 0 ignor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fileTests</text:span>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style-name="ce1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EXCEPTIONS: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lang::yaml::Model: execute: Reading |compressed+file:///Users/paulklint/bin-tests/lang/yaml/Model.rvm.gz| did not succeed: IO("Expected type[&amp;T], but got type[loc]")</text:p>
          </table:table-cell>
          <table:table-cell table:style-name="ce1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TEST SUMMARY: 332 tests executed; 4 failed; 0 ignored</text:p>
          </table:table-cell>
          <table:table-cell table:style-name="ce11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typeTests</text:span>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88,54,&lt;16,0&gt;,&lt;16,54&gt;): FALSE "{}"</text:p>
          </table:table-cell>
          <table:table-cell table:style-name="ce11" table:number-columns-repeated="1023"/>
        </table:table-row>
        <table:table-row table:style-name="ro1">
          <table:table-cell table:style-name="ce1"/>
          <table:table-cell table:style-name="ce11" table:number-columns-repeated="1023"/>
        </table:table-row>
        <table:table-row table:style-name="ro1">
          <table:table-cell table:style-name="ce1" office:value-type="string" calcext:value-type="string">
            <text:p>TEST SUMMARY: 326 tests executed; 1 failed; 0 ignored</text:p>
          </table:table-cell>
          <table:table-cell table:style-name="ce11"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interpreted)" table:style-name="ta1">
        <table:table-column table:style-name="co2" table:number-columns-repeated="1024" table:default-cell-style-name="ce11"/>
        <table:table-row table:style-name="ro1">
          <table:table-cell table:style-name="ce12" office:value-type="string" calcext:value-type="string">
            <text:p>TESTS RUN AT $2015-07-31T19:45:37.980+00:00$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Expressions.rsc|: 266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Examples/Run.rsc|: 7 tests executed; 0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TEST SUMMARY: 520 tests executed; 4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Result = false, [load: 20430 msec, execute: 3374871 msec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RESULTS PER FILE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: 7 tests executed; 1 failed; 0 ignored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Failed/IGNORED TESTS: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FAILED TESTS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(1511,104,&lt;33,0&gt;,&lt;33,104&gt;): FALSE "java.lang.NullPointerException"("")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TEST SUMMARY: 7 tests executed; 1 failed; 0 ignored</text:p>
          </table:table-cell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table:style-name="ce9" office:value-type="string" calcext:value-type="string">
            <text:p>CRASHED TESTS: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Boolea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Expressio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Pattern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Statement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Tests/StringTemplates.rsc|: execute: Reading |compressed+home:///bin/rascal/src/org/rascalmpl/library/experiments/Compiler/Tests/TestUtils.rvm.gz| did not succeed: IO("/Users/paulklint/bin/rascal/src/org/rascalmpl/library/experiments/Compiler/Tests/TestUtils.rvm.gz (No such file or directory)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|std:///experiments/Compiler/Examples/Run.rsc|: "java.lang.NullPointerException"("")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value: fals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CompilerTests (Compiled 2x)" table:style-name="ta1">
        <table:table-column table:style-name="co2" table:number-columns-repeated="1024" table:default-cell-style-name="ce11"/>
        <table:table-row table:style-name="ro1">
          <table:table-cell table:style-name="ce12" office:value-type="string" calcext:value-type="string">
            <text:p>TESTS RUN AT $2015-07-30T20:12:57.229+00:00$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Booleans.rsc|: 61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Expressions.rsc|: 266 tests executed; 3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Patterns.rsc|: 134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atements.rsc|: 38 tests executed; 0 failed; 0 ignored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ringTemplates.rsc|: 14 tests executed; 4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Expressions.rsc|(19229,91,&lt;297,0&gt;,&lt;297,91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Expressions.rsc|(19106,122,&lt;296,0&gt;,&lt;296,122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Expressions.rsc|(19041,64,&lt;295,0&gt;,&lt;295,64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418,166,&lt;32,0&gt;,&lt;34,39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280,125,&lt;27,0&gt;,&lt;29,22&gt;): FALSE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1014,140,&lt;19,0&gt;,&lt;19,140&gt;): FALSE 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project://rascal/src/org/rascalmpl/library/experiments/Compiler/Tests/StringTemplates.rsc|(880,133,&lt;18,0&gt;,&lt;18,133&gt;): FALSE 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TEST SUMMARY: 513 tests executed; 7 failed; 0 ignored</text:p>
          </table:table-cell>
          <table:table-cell table:number-columns-repeated="1023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|std:///experiments/Compiler/Tests/StringTemplates.rsc|: ParseError(|test-modules:///TMP.rsc|(335,1,&lt;2,163&gt;,&lt;2,164&gt;))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Result = false, [load: 18113 msec, execute: 3164107 msec]</text:p>
          </table:table-cell>
          <table:table-cell table:number-columns-repeated="1023"/>
        </table:table-row>
        <table:table-row table:style-name="ro1" table:number-rows-repeated="76">
          <table:table-cell table:style-name="ce12"/>
          <table:table-cell table:number-columns-repeated="102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2:40:30.22243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6-01-16T18:47:08.288692000</dc:date>
    <meta:editing-duration>P99DT5H25M13S</meta:editing-duration>
    <meta:editing-cycles>279</meta:editing-cycles>
    <meta:generator>LibreOffice/5.0.3.2$MacOSX_X86_64 LibreOffice_project/e5f16313668ac592c1bfb310f4390624e3dbfb75</meta:generator>
    <meta:document-statistic meta:table-count="5" meta:cell-count="445" meta:object-count="0"/>
  </office:meta>
</office:document-meta>
</file>